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style="urn:oasis:names:tc:opendocument:xmlns:style:1.0" xmlns:text="urn:oasis:names:tc:opendocument:xmlns:text:1.0" office:version="1.2">
  <office:automatic-styles>
    <style:style style:name="H1" style:family="paragraph">
      <style:text-properties fo:font-size="15pt" fo:font-weight="bold"/>
    </style:style>
    <style:style style:name="H2" style:family="paragraph">
      <style:text-properties fo:font-size="13pt" fo:font-weight="bold"/>
    </style:style>
    <style:style style:name="Bold" style:family="text">
      <style:text-properties fo:font-weight="bold"/>
    </style:style>
  </office:automatic-styles>
  <office:body>
    <office:text>
      <text:h text:style-name="H1" text:outline-level="1">Kunde: Mustermann</text:h>
      <text:p/>
      <text:p><text:span text:style-name="Bold">Projekt: </text:span>Wohungsverwaltung Mustermann</text:p>
      <text:p><text:span text:style-name="Bold">Datum: </text:span>11.01.2026</text:p>
      <text:p><text:span text:style-name="Bold">Adresse: </text:span>Musterstrasse</text:p>
      <text:p><text:span text:style-name="Bold">PLZ: </text:span>55555</text:p>
      <text:p><text:span text:style-name="Bold">Ort: </text:span>Musterort</text:p>
      <text:p><text:span text:style-name="Bold">Ansprechpartner: </text:span>Frau Melanie Mustermann</text:p>
      <text:p><text:span text:style-name="Bold">Telefonnummer: </text:span>05555-76543</text:p>
      <text:p><text:span text:style-name="Bold">E-Mail: </text:span>m.mustermann@mustermann.de</text:p>
      <text:p/>
      <text:h text:style-name="H2" text:outline-level="2">Anlagen:</text:h>
      <text:p/>
      <text:p><text:span text:style-name="Bold">Anlage 1: Mustermann Whg. #91</text:span></text:p>
      <text:p><text:span text:style-name="Bold">  Name: </text:span>Familie Henkel</text:p>
      <text:p><text:span text:style-name="Bold">  Adresse: </text:span>Henkelsweg 1</text:p>
      <text:p><text:span text:style-name="Bold">  PLZ/Ort: </text:span>55555 Musterort</text:p>
      <text:p/>
      <text:p><text:span text:style-name="Bold">  Lokalisierung:</text:span></text:p>
      <text:p><text:span text:style-name="Bold">    Gebäude: </text:span>Whg</text:p>
      <text:p><text:span text:style-name="Bold">    Geschoss: </text:span>OG 1</text:p>
      <text:p><text:span text:style-name="Bold">    Raum: </text:span>Flur</text:p>
      <text:p><text:span text:style-name="Bold">    Funktion: </text:span>UVT</text:p>
      <text:p/>
      <text:p><text:span text:style-name="Bold">  Zähler:</text:span></text:p>
      <text:p><text:span text:style-name="Bold">    Nummer: </text:span>HY009-9988-7162-1361</text:p>
      <text:p><text:span text:style-name="Bold">    Stand: </text:span>91720</text:p>
      <text:p/>
      <text:p><text:span text:style-name="Bold">  Export-Konfiguration:</text:span></text:p>
      <text:p><text:span text:style-name="Bold">    Code: </text:span>=UVT++WHG-OG 1+FLUR</text:p>
      <text:p><text:span text:style-name="Bold">    Felder: </text:span>1</text:p>
      <text:p><text:span text:style-name="Bold">    Reihen: </text:span>3</text:p>
      <text:p/>
      <text:p><text:span text:style-name="Bold">  Beschriftungen:</text:span></text:p>
      <text:p>    1 Wohnzimmer;;;ABB B16;F1</text:p>
      <text:p>    2 Esszimmer;;;ABB B16;F2</text:p>
      <text:p>    3 Küche;;;ABB B16;F3</text:p>
      <text:p>    4 Schlafen;;;ABB B16;F4</text:p>
      <text:p>    5 Kind/Gast;;;ABB B16;F5</text:p>
      <text:p>    6 Bad;;;ABB B16; F6</text:p>
      <text:p>    7 WC;;;ABB B16;F7</text:p>
      <text:p>    8 Kellerraum;;;ABB B16;F8</text:p>
      <text:p>    9 Waschautomat;;ABB B16;F9</text:p>
      <text:p>    10 Trockner;;;ABB B16;F10</text:p>
      <text:p>    11-12 Carportlicht;;;ABB FiLS B16;F11</text:p>
      <text:p>    13-15 Elektroherd L1,L2,L3;ABB C16;;;F13-F15</text:p>
      <text:p>    16 Geschirrspüler Steckdose;ABB B16;F16</text:p>
      <text:p>    17 Kühlschrank &amp; Küche Steckdose;ABB B16;F17</text:p>
      <text:p>    20-24 Überspannungsableiter;;bei Rot tauschen lassen;Dehn;Q20</text:p>
      <text:p>    25-28 Fehlerstromschutzschalter;;;ABB Typ B 40/0.03A;Q25</text:p>
      <text:p>    29-30 Anker-Zähler (privat);;;;E29</text:p>
      <text:p>    31-36 Hauptklemme; ;5pol 10/16qmm;von HVT KG;X0</text:p>
      <text:p>    </text:p>
      <text:p>    </text:p>
      <text:p>    </text:p>
      <text:p>    </text:p>
      <text:p>    </text:p>
      <text:p/>
      <text:p><text:span text:style-name="Bold">  Bemerkung: </text:span>Neubeschriftung nach E-Check</text:p>
      <text:p/>
      <text:p/>
    </office:text>
  </office:body>
</office:document-content>
</file>

<file path=meta.xml><?xml version='1.0' encoding='utf-8'?>
<office:document-meta xmlns:office="urn:oasis:names:tc:opendocument:xmlns:office:1.0" office:version="1.2"><office:meta><meta:generator>Verteiler-Beschriften/3.1.0</meta:generator><meta:creation-date>2026-01-11T09:01:56.716802</meta:creation-date></office:meta></office:document-meta>
</file>